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T1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2" style:family="text">
      <style:text-properties style:text-line-through-style="solid" style:text-line-through-text="/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.495cm" svg:height="4.013cm" svg:x="1.712cm" svg:y="2.877cm">
          <text:p text:style-name="P1"><text:span text:style-name="T1">Module</text:span></text:p>
          <text:p text:style-name="P2"/>
          <text:p text:style-name="P3">Element</text:p>
          <text:p text:style-name="P3"><text:span text:style-name="T2">Element</text:span></text:p>
          <text:p text:style-name="P3">Element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4.495cm" svg:height="4.013cm" svg:x="7.211cm" svg:y="2.876cm">
          <text:p text:style-name="P1"><text:span text:style-name="T1">Module</text:span></text:p>
          <text:p text:style-name="P2"/>
          <text:p text:style-name="P3">Element</text:p>
          <text:p text:style-name="P3">Element</text:p>
          <text:p text:style-name="P3"><text:span text:style-name="T2">Ele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2.293cm" svg:height="2.108cm" svg:x="4.328cm" svg:y="9.712cm">
          <text:p text:style-name="P2">ODD file (specification for schemas)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369cm" svg:height="1.703cm" svg:x="2.32cm" svg:y="13.737cm">
          <text:p text:style-name="P2">RelaxNG</text:p>
          <text:p text:style-name="P2">Schema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369cm" svg:height="1.703cm" svg:x="14.258cm" svg:y="13.737cm">
          <text:p text:style-name="P2">XSD</text:p>
          <text:p text:style-name="P2">Schema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line" svg:x1="10.474cm" svg:y1="11.82cm" svg:x2="4.504cm" svg:y2="13.737cm" draw:start-shape="id1" draw:start-glue-point="2" draw:end-shape="id2" draw:end-glue-point="0" svg:d="m10474 11820-5970 1917">
          <text:p/>
        </draw:connector>
        <draw:connector draw:style-name="gr2" draw:text-style-name="P2" draw:layer="layout" draw:type="line" svg:x1="10.474cm" svg:y1="11.82cm" svg:x2="16.442cm" svg:y2="13.737cm" draw:start-shape="id1" draw:start-glue-point="2" draw:end-shape="id3" draw:end-glue-point="0" svg:d="m10474 11820 5968 1917">
          <text:p/>
        </draw:connector>
        <draw:connector draw:style-name="gr2" draw:text-style-name="P2" draw:layer="layout" draw:type="line" svg:x1="3.959cm" svg:y1="6.89cm" svg:x2="10.474cm" svg:y2="9.712cm" draw:start-shape="id4" draw:start-glue-point="2" draw:end-shape="id1" draw:end-glue-point="0" svg:d="m3959 6890 6515 2822">
          <text:p/>
        </draw:connector>
        <draw:connector draw:style-name="gr2" draw:text-style-name="P2" draw:layer="layout" draw:type="line" svg:x1="9.458cm" svg:y1="6.889cm" svg:x2="10.474cm" svg:y2="9.712cm" draw:start-shape="id5" draw:start-glue-point="2" draw:end-shape="id1" draw:end-glue-point="0" svg:d="m9458 6889 1016 282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holmes </meta:initial-creator>
    <meta:creation-date>2012-11-06T14:27:07</meta:creation-date>
    <dc:date>2012-11-06T14:41:24</dc:date>
    <dc:creator>mholmes </dc:creator>
    <meta:editing-duration>P0D</meta:editing-duration>
    <meta:editing-cycles>1</meta:editing-cycles>
    <meta:document-statistic meta:object-count="9"/>
    <meta:generator>LibreOffice/3.5$Linux_X86_64 LibreOffice_project/350m1$Build-2</meta:generator>
  </office:meta>
</office:document-meta>
</file>